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46D0019B8154613.png" manifest:media-type="image/png"/>
  <manifest:file-entry manifest:full-path="Pictures/10000201000007800000043837502DFF10927F66.png" manifest:media-type="image/png"/>
  <manifest:file-entry manifest:full-path="Pictures/100002010000078000000438BF06F812DAAA18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76cm, 26.913cm, 10.78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87cm, 22.474cm, 13.87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8.325cm, 16.75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x="-0.046cm" svg:y="0.139cm" svg:width="16.962cm" svg:height="9.01cm" draw:z-index="0"><draw:image xlink:href="Pictures/100002010000078000000438BF06F812DAAA1899.png" xlink:type="simple" xlink:show="embed" xlink:actuate="onLoad" loext:mime-type="image/png"/></draw:frame><draw:frame draw:style-name="fr2" draw:name="Imagen2" text:anchor-type="char" svg:x="0.004cm" svg:y="9.458cm" svg:width="16.794cm" svg:height="7.594cm" draw:z-index="1"><draw:image xlink:href="Pictures/10000201000007800000043837502DFF10927F66.png" xlink:type="simple" xlink:show="embed" xlink:actuate="onLoad" loext:mime-type="image/png"/></draw:frame><draw:frame draw:style-name="fr1" draw:name="Imagen3" text:anchor-type="char" svg:x="0.718cm" svg:y="13.363cm" svg:width="15.007cm" svg:height="10.123cm" draw:z-index="2"><draw:image xlink:href="Pictures/100002010000078000000438A46D0019B8154613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3:51:33.223604994</meta:creation-date>
    <dc:date>2021-10-14T14:04:41.678163620</dc:date>
    <meta:editing-duration>PT2M58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